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9000001A9C15E20F1.jpg"/>
  <manifest:file-entry manifest:media-type="image/jpeg" manifest:full-path="Pictures/100000000000012D000001A99C56922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áficos1" text:anchor-type="paragraph" svg:x="3.415cm" svg:y="1.963cm" svg:width="7.999cm" svg:height="11.291cm" draw:z-index="0"><draw:image xlink:href="Pictures/100000000000012D000001A99C56922C.jpg" xlink:type="simple" xlink:show="embed" xlink:actuate="onLoad"/></draw:frame><draw:frame draw:style-name="fr1" draw:name="gráficos2" text:anchor-type="paragraph" svg:x="13.864cm" svg:y="1.954cm" svg:width="9.999cm" svg:height="9.999cm" draw:z-index="1"><draw:image xlink:href="Pictures/10000000000001A9000001A9C15E20F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Emilio Medina</meta:initial-creator>
    <meta:creation-date>2008-09-29T18:00:42</meta:creation-date>
    <dc:creator>Emilio Medina</dc:creator>
    <dc:date>2008-09-29T18:17:59</dc:date>
    <meta:printed-by>Emilio Medina</meta:printed-by>
    <meta:print-date>2008-09-29T18:04:46</meta:print-date>
    <meta:editing-cycles>1</meta:editing-cycles>
    <meta:editing-duration>PT2M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0" meta:word-count="0" meta:character-count="0"/>
  </office:meta>
</office:document-meta>
</file>